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.044" calcext:value-type="float">
            <text:p>1.044</text:p>
          </table:table-cell>
          <table:table-cell table:formula="of:=[.A1]/1.147" office:value-type="float" office:value="0.910200523103749" calcext:value-type="float">
            <text:p>0.9102005231</text:p>
          </table:table-cell>
          <table:table-cell table:number-columns-repeated="2"/>
          <table:table-cell office:value-type="string" calcext:value-type="string">
            <text:p>width top</text:p>
          </table:table-cell>
          <table:table-cell table:number-columns-repeated="2"/>
        </table:table-row>
        <table:table-row table:style-name="ro1">
          <table:table-cell office:value-type="float" office:value="1.715" calcext:value-type="float">
            <text:p>1.715</text:p>
          </table:table-cell>
          <table:table-cell table:formula="of:=[.A2]/1.147" office:value-type="float" office:value="1.49520488230166" calcext:value-type="float">
            <text:p>1.4952048823</text:p>
          </table:table-cell>
          <table:table-cell table:number-columns-repeated="2"/>
          <table:table-cell office:value-type="string" calcext:value-type="string">
            <text:p>width bott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A3]/1.147" office:value-type="float" office:value="0.27898866608544" calcext:value-type="float">
            <text:p>0.2789886661</text:p>
          </table:table-cell>
          <table:table-cell table:number-columns-repeated="2"/>
          <table:table-cell office:value-type="string" calcext:value-type="string">
            <text:p>height top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4]/1.147" office:value-type="float" office:value="0.45335658238884" calcext:value-type="float">
            <text:p>0.4533565824</text:p>
          </table:table-cell>
          <table:table-cell table:number-columns-repeated="2"/>
          <table:table-cell office:value-type="string" calcext:value-type="string">
            <text:p>height bot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4/3" office:value-type="float" office:value="1.33333333333333" calcext:value-type="float">
            <text:p>1.3333333333</text:p>
          </table:table-cell>
          <table:table-cell table:formula="of:=1/[.A6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147" calcext:value-type="float">
            <text:p>1.147</text:p>
          </table:table-cell>
          <table:table-cell table:formula="of:=[.A8]/[.B8]" office:value-type="float" office:value="0.27898866608544" calcext:value-type="float">
            <text:p>0.2789886661</text:p>
          </table:table-cell>
          <table:table-cell table:formula="of:=ATAN([.C8])" office:value-type="float" office:value="0.272070647401968" calcext:value-type="float">
            <text:p>0.2720706474</text:p>
          </table:table-cell>
          <table:table-cell table:formula="of:=[.D8]/PI()*180" office:value-type="float" office:value="15.5884998255247" calcext:value-type="float">
            <text:p>15.5884998255</text:p>
          </table:table-cell>
          <table:table-cell/>
          <table:table-cell office:value-type="string" calcext:value-type="string">
            <text:p>top angle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.147" calcext:value-type="float">
            <text:p>1.147</text:p>
          </table:table-cell>
          <table:table-cell table:formula="of:=[.A9]/[.B9]" office:value-type="float" office:value="0.45335658238884" calcext:value-type="float">
            <text:p>0.4533565824</text:p>
          </table:table-cell>
          <table:table-cell table:formula="of:=ATAN([.C9])" office:value-type="float" office:value="0.425641753812846" calcext:value-type="float">
            <text:p>0.4256417538</text:p>
          </table:table-cell>
          <table:table-cell table:formula="of:=[.D9]/PI()*180" office:value-type="float" office:value="24.3874760780225" calcext:value-type="float">
            <text:p>24.387476078</text:p>
          </table:table-cell>
          <table:table-cell/>
          <table:table-cell office:value-type="string" calcext:value-type="string">
            <text:p>bott angle</text:p>
          </table:table-cell>
        </table:table-row>
        <table:table-row table:style-name="ro1">
          <table:table-cell table:number-columns-repeated="3"/>
          <table:table-cell table:formula="of:=SUM([.D8:.D9])" office:value-type="float" office:value="0.697712401214814" calcext:value-type="float">
            <text:p>0.6977124012</text:p>
          </table:table-cell>
          <table:table-cell table:formula="of:=SUM([.E8:.E9])" office:value-type="float" office:value="39.9759759035472" calcext:value-type="float">
            <text:p>39.9759759035</text:p>
          </table:table-cell>
          <table:table-cell/>
          <table:table-cell office:value-type="string" calcext:value-type="string">
            <text:p>tot angle</text:p>
          </table:table-cell>
        </table:table-row>
        <table:table-row table:style-name="ro1">
          <table:table-cell table:number-columns-repeated="3"/>
          <table:table-cell table:formula="of:=TAN([.D10])" office:value-type="float" office:value="0.838385358972998" calcext:value-type="float">
            <text:p>0.838385359</text:p>
          </table:table-cell>
          <table:table-cell table:number-columns-repeated="2"/>
          <table:table-cell office:value-type="string" calcext:value-type="string">
            <text:p>height at 1m</text:p>
          </table:table-cell>
        </table:table-row>
        <table:table-row table:style-name="ro1">
          <table:table-cell table:number-columns-repeated="3"/>
          <table:table-cell table:formula="of:=4/3*[.D11]" office:value-type="float" office:value="1.11784714529733" calcext:value-type="float">
            <text:p>1.1178471453</text:p>
          </table:table-cell>
          <table:table-cell table:number-columns-repeated="2"/>
          <table:table-cell office:value-type="string" calcext:value-type="string">
            <text:p>width at 1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4:07:13.690000000</meta:creation-date>
    <dc:date>2015-10-08T16:26:17.435000000</dc:date>
    <meta:editing-duration>PT1H16M39S</meta:editing-duration>
    <meta:editing-cycles>2</meta:editing-cycles>
    <meta:generator>LibreOffice/4.3.1.2$Windows_x86 LibreOffice_project/958349dc3b25111dbca392fbc281a05559ef6848</meta:generator>
    <meta:document-statistic meta:table-count="1" meta:cell-count="33" meta:object-count="0"/>
  </office:meta>
</office:document-meta>
</file>